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de3" officeooo:paragraph-rsid="00077de3"/>
    </style:style>
    <style:style style:name="P2" style:family="paragraph" style:parent-style-name="Standard">
      <style:text-properties officeooo:rsid="00077de3" officeooo:paragraph-rsid="000e3767"/>
    </style:style>
    <style:style style:name="P3" style:family="paragraph" style:parent-style-name="Standard">
      <style:text-properties fo:font-weight="bold" officeooo:rsid="00077de3" officeooo:paragraph-rsid="00077de3" style:font-weight-asian="bold" style:font-weight-complex="bold"/>
    </style:style>
    <style:style style:name="P4" style:family="paragraph" style:parent-style-name="Standard">
      <style:text-properties fo:font-weight="bold" officeooo:rsid="000964d6" officeooo:paragraph-rsid="000964d6" style:font-weight-asian="bold" style:font-weight-complex="bold"/>
    </style:style>
    <style:style style:name="P5" style:family="paragraph" style:parent-style-name="Standard">
      <style:text-properties fo:font-weight="bold" officeooo:rsid="000c7fe7" officeooo:paragraph-rsid="000c7fe7" style:font-weight-asian="bold" style:font-weight-complex="bold"/>
    </style:style>
    <style:style style:name="P6" style:family="paragraph" style:parent-style-name="Standard">
      <style:text-properties fo:font-weight="bold" officeooo:rsid="00112638" officeooo:paragraph-rsid="00112638" style:font-weight-asian="bold" style:font-weight-complex="bold"/>
    </style:style>
    <style:style style:name="P7" style:family="paragraph" style:parent-style-name="Standard">
      <style:text-properties fo:font-weight="bold" officeooo:rsid="00120806" officeooo:paragraph-rsid="00120806" style:font-weight-asian="bold" style:font-weight-complex="bold"/>
    </style:style>
    <style:style style:name="P8" style:family="paragraph" style:parent-style-name="Standard">
      <style:text-properties fo:font-weight="bold" officeooo:rsid="00125d7b" officeooo:paragraph-rsid="00125d7b" style:font-weight-asian="bold" style:font-weight-complex="bold"/>
    </style:style>
    <style:style style:name="P9" style:family="paragraph" style:parent-style-name="Standard">
      <style:text-properties fo:font-weight="bold" officeooo:rsid="0014356a" officeooo:paragraph-rsid="0014356a" style:font-weight-asian="bold" style:font-weight-complex="bold"/>
    </style:style>
    <style:style style:name="P10" style:family="paragraph" style:parent-style-name="Standard">
      <style:text-properties fo:font-weight="bold" officeooo:rsid="00180c8e" officeooo:paragraph-rsid="00180c8e" style:font-weight-asian="bold" style:font-weight-complex="bold"/>
    </style:style>
    <style:style style:name="P11" style:family="paragraph" style:parent-style-name="Standard">
      <style:text-properties fo:font-weight="normal" officeooo:rsid="00077de3" officeooo:paragraph-rsid="00077de3" style:font-weight-asian="normal" style:font-weight-complex="normal"/>
    </style:style>
    <style:style style:name="P12" style:family="paragraph" style:parent-style-name="Standard">
      <style:text-properties fo:font-weight="normal" officeooo:rsid="00077de3" officeooo:paragraph-rsid="000e3767" style:font-weight-asian="normal" style:font-weight-complex="normal"/>
    </style:style>
    <style:style style:name="P13" style:family="paragraph" style:parent-style-name="Standard">
      <style:text-properties fo:font-weight="normal" officeooo:rsid="000964d6" officeooo:paragraph-rsid="000964d6" style:font-weight-asian="normal" style:font-weight-complex="normal"/>
    </style:style>
    <style:style style:name="P14" style:family="paragraph" style:parent-style-name="Standard">
      <style:text-properties fo:font-weight="normal" officeooo:rsid="000c7fe7" officeooo:paragraph-rsid="000c7fe7" style:font-weight-asian="normal" style:font-weight-complex="normal"/>
    </style:style>
    <style:style style:name="P15" style:family="paragraph" style:parent-style-name="Standard">
      <style:text-properties fo:font-weight="normal" officeooo:rsid="000e3767" officeooo:paragraph-rsid="000e3767" style:font-weight-asian="normal" style:font-weight-complex="normal"/>
    </style:style>
    <style:style style:name="P16" style:family="paragraph" style:parent-style-name="Standard">
      <style:text-properties fo:font-weight="normal" officeooo:rsid="00112638" officeooo:paragraph-rsid="00112638" style:font-weight-asian="normal" style:font-weight-complex="normal"/>
    </style:style>
    <style:style style:name="P17" style:family="paragraph" style:parent-style-name="Standard">
      <style:text-properties fo:font-weight="normal" officeooo:rsid="00113637" officeooo:paragraph-rsid="00113637" style:font-weight-asian="normal" style:font-weight-complex="normal"/>
    </style:style>
    <style:style style:name="P18" style:family="paragraph" style:parent-style-name="Standard">
      <style:text-properties fo:font-weight="normal" officeooo:rsid="00120806" officeooo:paragraph-rsid="00120806" style:font-weight-asian="normal" style:font-weight-complex="normal"/>
    </style:style>
    <style:style style:name="P19" style:family="paragraph" style:parent-style-name="Standard">
      <style:text-properties fo:font-weight="normal" officeooo:rsid="00125d7b" officeooo:paragraph-rsid="00125d7b" style:font-weight-asian="normal" style:font-weight-complex="normal"/>
    </style:style>
    <style:style style:name="P20" style:family="paragraph" style:parent-style-name="Standard">
      <style:text-properties fo:font-weight="normal" officeooo:rsid="0014356a" officeooo:paragraph-rsid="0014356a" style:font-weight-asian="normal" style:font-weight-complex="normal"/>
    </style:style>
    <style:style style:name="P21" style:family="paragraph" style:parent-style-name="Standard">
      <style:text-properties fo:font-weight="normal" officeooo:rsid="00180c8e" officeooo:paragraph-rsid="00180c8e" style:font-weight-asian="normal" style:font-weight-complex="normal"/>
    </style:style>
    <style:style style:name="P22" style:family="paragraph" style:parent-style-name="Standard">
      <style:text-properties fo:color="#c9211e" loext:opacity="100%" officeooo:rsid="00095cc4" officeooo:paragraph-rsid="00095cc4"/>
    </style:style>
    <style:style style:name="P23" style:family="paragraph" style:parent-style-name="Standard">
      <style:text-properties fo:color="#c9211e" loext:opacity="100%" fo:font-weight="normal" officeooo:rsid="00095cc4" officeooo:paragraph-rsid="00095cc4" style:font-weight-asian="normal" style:font-weight-complex="normal"/>
    </style:style>
    <style:style style:name="P24" style:family="paragraph" style:parent-style-name="Standard">
      <style:text-properties style:use-window-font-color="true" loext:opacity="0%" fo:font-weight="bold" officeooo:rsid="00095cc4" officeooo:paragraph-rsid="00095cc4" style:font-weight-asian="bold" style:font-weight-complex="bold"/>
    </style:style>
    <style:style style:name="P25" style:family="paragraph" style:parent-style-name="Standard">
      <style:text-properties style:use-window-font-color="true" loext:opacity="0%" fo:font-weight="normal" officeooo:rsid="00095cc4" officeooo:paragraph-rsid="00095cc4" style:font-weight-asian="normal" style:font-weight-complex="normal"/>
    </style:style>
    <style:style style:name="P26" style:family="paragraph" style:parent-style-name="Standard">
      <style:text-properties fo:font-weight="normal" officeooo:rsid="000e3767" officeooo:paragraph-rsid="000e3767" style:font-weight-asian="normal" style:font-weight-complex="normal"/>
    </style:style>
    <style:style style:name="P27" style:family="paragraph" style:parent-style-name="Standard">
      <style:text-properties fo:font-weight="normal" officeooo:rsid="00192a6a" officeooo:paragraph-rsid="00192a6a" style:font-weight-asian="normal" style:font-weight-complex="normal"/>
    </style:style>
    <style:style style:name="P28" style:family="paragraph" style:parent-style-name="Standard">
      <style:text-properties fo:font-weight="bold" officeooo:rsid="00192a6a" officeooo:paragraph-rsid="00192a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f1cd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officeooo:rsid="000e4b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pm – manage packages</text:p>
      <text:p text:style-name="P11">npx – run packages</text:p>
      <text:p text:style-name="P3"/>
      <text:p text:style-name="P1"><text:span text:style-name="T1">Initalize project</text:span>. Run inside directory</text:p>
      <text:p text:style-name="P1">npm init - creates package.json</text:p>
      <text:p text:style-name="P1"/>
      <text:p text:style-name="P3">Add dependency</text:p>
      <text:p text:style-name="P1">npm install &lt;name of dependency&gt; - add dependency locally</text:p>
      <text:p text:style-name="P1">npm install -g &lt;name of dependency&gt; - add globally. <text:span text:style-name="T4">Where will it be</text:span>?</text:p>
      <text:p text:style-name="P1"/>
      <text:p text:style-name="P10">Remove dependency</text:p>
      <text:p text:style-name="P21">npm uninstall &lt;package_name&gt;</text:p>
      <text:p text:style-name="P1"/>
      <text:p text:style-name="P22">Download dependencies after project cloning?</text:p>
      <text:p text:style-name="P22"/>
      <text:p text:style-name="P24">Update dependencies</text:p>
      <text:p text:style-name="P25">npm update</text:p>
      <text:p text:style-name="P23">how to update specific dep.?</text:p>
      <text:p text:style-name="P1"/>
      <text:p text:style-name="P5">Running all with parcel??</text:p>
      <text:p text:style-name="P11">npm install parcel-bundler</text:p>
      <text:p text:style-name="P11">parcel index.html</text:p>
      <text:p text:style-name="P11">parcel build index.html</text:p>
      <text:p text:style-name="P14">note: additionally create index.js, it may be empty</text:p>
      <text:p text:style-name="P11"/>
      <text:p text:style-name="P4">Run custom script</text:p>
      <text:p text:style-name="P13">Add custom script in package.json</text:p>
      <text:p text:style-name="P13"/>
      <text:p text:style-name="P13">"scripts": {</text:p>
      <text:p text:style-name="P13"><text:s text:c="2"/>"name-of-custom-script": "echo \"running custom script\" &amp;&amp; exit 1",</text:p>
      <text:p text:style-name="P13">},</text:p>
      <text:p text:style-name="P13"/>
      <text:p text:style-name="P13">and then</text:p>
      <text:p text:style-name="P13">npm run name-of-custom-script</text:p>
      <text:p text:style-name="P13"/>
      <text:p text:style-name="P2"><text:span text:style-name="T1">Create React project.</text:span><text:span text:style-name="T2"> </text:span><text:span text:style-name="T3">Directory with project will be created automatically.</text:span></text:p>
      <text:p text:style-name="P12">npx create-react-app &lt;name of the application&gt;</text:p>
      <text:p text:style-name="P17">To create app</text:p>
      <text:p text:style-name="P12"/>
      <text:p text:style-name="P6">Create React+Redux app from template</text:p>
      <text:p text:style-name="P16">npx create-react-app my-app --template redux</text:p>
      <text:p text:style-name="P15"/>
      <text:p text:style-name="P15">Babel and others will be installed automatically.</text:p>
      <text:p text:style-name="P15"><text:span text:style-name="T1">Start application</text:span> <text:span text:style-name="T5">(in development mode) </text:span>with</text:p>
      <text:p text:style-name="P15">npm start</text:p>
      <text:p text:style-name="P15"/>
      <text:p text:style-name="P8">Properties validation</text:p>
      <text:p text:style-name="P19">Module with prop. validation was separated since some ver. Of React. Install it:</text:p>
      <text:p text:style-name="P15">npm install --save prop-types</text:p>
      <text:p text:style-name="P15"><text:soft-page-break/></text:p>
      <text:p text:style-name="P9">React Router</text:p>
      <text:p text:style-name="P20">npm install react-router-dom</text:p>
      <text:p text:style-name="P15"/>
      <text:p text:style-name="P7">HTTP Client axios</text:p>
      <text:p text:style-name="P18">npm install axios</text:p>
      <text:p text:style-name="P15"/>
      <text:p text:style-name="P15"/>
      <text:p text:style-name="P15"/>
      <text:p text:style-name="P15"/>
      <text:p text:style-name="P15"/>
      <text:p text:style-name="P15"/>
      <text:p text:style-name="P28">Redux</text:p>
      <text:p text:style-name="P27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20:12:31.620000000</dc:date>
    <meta:editing-duration>P2DT4H6M30S</meta:editing-duration>
    <meta:editing-cycles>15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41" meta:word-count="180" meta:character-count="1233" meta:non-whitespace-character-count="1092"/>
  </office:meta>
</office:document-meta>
</file>